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407.8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917.3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ever</text:p>
          </table:table-cell>
          <table:table-cell office:value-type="string" calcext:value-type="string">
            <text:p>بیرم</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4"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13">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2.13pt" draw:z-index="4" draw:style-name="gr3" draw:text-style-name="P3" svg:width="39.74pt" svg:height="15.05pt" svg:x="22.08pt" svg:y="19.5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9.33pt" draw:z-index="5" draw:style-name="gr3" draw:text-style-name="P3" svg:width="39.49pt" svg:height="15.05pt" svg:x="64.26pt" svg:y="16.7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8">00/00/0000</text:date>, <text:time style:data-style-name="N2" text:time-value="08:57:56.3907361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0-08T10:27:23.779431341</dc:date>
    <meta:editing-duration>P72DT16H6M35S</meta:editing-duration>
    <meta:editing-cycles>2967</meta:editing-cycles>
    <meta:generator>LibreOffice/6.0.7.3$Linux_X86_64 LibreOffice_project/00m0$Build-3</meta:generator>
    <meta:document-statistic meta:table-count="3" meta:cell-count="520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